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ce02d" officeooo:paragraph-rsid="000ce02d"/>
    </style:style>
    <style:style style:name="P2" style:family="paragraph" style:parent-style-name="Standard">
      <style:text-properties officeooo:rsid="000ce6c6" officeooo:paragraph-rsid="000ce6c6"/>
    </style:style>
    <style:style style:name="P3" style:family="paragraph" style:parent-style-name="Standard">
      <style:text-properties officeooo:paragraph-rsid="000ce6c6"/>
    </style:style>
    <style:style style:name="P4" style:family="paragraph" style:parent-style-name="Standard">
      <style:paragraph-properties fo:text-align="center" style:justify-single-word="false"/>
      <style:text-properties fo:font-weight="bold" officeooo:rsid="000ce02d" officeooo:paragraph-rsid="000ce02d" style:font-weight-asian="bold" style:font-weight-complex="bold"/>
    </style:style>
    <style:style style:name="P5" style:family="paragraph" style:parent-style-name="Standard">
      <style:text-properties officeooo:rsid="000e555a" officeooo:paragraph-rsid="000e555a"/>
    </style:style>
    <style:style style:name="P6" style:family="paragraph" style:parent-style-name="Standard">
      <style:text-properties officeooo:paragraph-rsid="000e555a"/>
    </style:style>
    <style:style style:name="P7" style:family="paragraph" style:parent-style-name="Standard">
      <style:text-properties officeooo:rsid="00105b5a" officeooo:paragraph-rsid="00105b5a"/>
    </style:style>
    <style:style style:name="P8" style:family="paragraph" style:parent-style-name="Standard">
      <style:text-properties officeooo:rsid="00105b5a" officeooo:paragraph-rsid="0010cfeb"/>
    </style:style>
    <style:style style:name="P9" style:family="paragraph" style:parent-style-name="Standard">
      <style:text-properties officeooo:rsid="0010cfeb" officeooo:paragraph-rsid="0010cfeb"/>
    </style:style>
    <style:style style:name="P10" style:family="paragraph" style:parent-style-name="Text_20_body">
      <style:text-properties officeooo:paragraph-rsid="0014fe48"/>
    </style:style>
    <style:style style:name="T1" style:family="text">
      <style:text-properties officeooo:rsid="000ce6c6"/>
    </style:style>
    <style:style style:name="T2" style:family="text">
      <style:text-properties fo:font-style="italic" style:font-style-asian="italic" style:font-style-complex="italic"/>
    </style:style>
    <style:style style:name="T3" style:family="text">
      <style:text-properties fo:font-style="italic" officeooo:rsid="000e555a"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ce6c6" style:font-weight-asian="bold" style:font-weight-complex="bold"/>
    </style:style>
    <style:style style:name="T6" style:family="text">
      <style:text-properties fo:font-weight="bold" officeooo:rsid="000e555a" style:font-weight-asian="bold" style:font-weight-complex="bold"/>
    </style:style>
    <style:style style:name="T7" style:family="text">
      <style:text-properties officeooo:rsid="000e555a"/>
    </style:style>
    <style:style style:name="T8" style:family="text">
      <style:text-properties officeooo:rsid="00105b5a"/>
    </style:style>
    <style:style style:name="T9" style:family="text">
      <style:text-properties officeooo:rsid="0012aa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terature review</text:p>
      <text:p text:style-name="P1"/>
      <text:p text:style-name="P1"><text:span text:style-name="T8">Big question: </text:span>What is critical pedagogy?</text:p>
      <text:p text:style-name="P1"/>
      <text:p text:style-name="P7"><text:tab/>&gt; What is critical theory? </text:p>
      <text:p text:style-name="P7"/>
      <text:p text:style-name="P10"><text:tab/>Before examining critical pedagogy, one must be familiar with its philosophical foundations in Critical Theory. Critical Theory is a Western Marxist philosophy born from the Frankfurt School developed by German philosophers and sociologists in the 1930s. <text:span text:style-name="T9">According to Max Horkheimer, one of the most influential members of the Frankfurt School, a theory is critical insofar that it seeks “emancipation from slavery”, acts as a “liberating… influence” and aims to “create a world which satisfies the needs and powers” of humans (Horkheimer 1972, 246). </text:span></text:p>
      <text:p text:style-name="P10"><text:span text:style-name="T9">Early theorists from the Frankfurt School sought to disrupt the dominant ideology of the time: positivism. Positivism asserts that certain knowledge exists in reality, and that observation, reason, and logic, forms an exclusive source of certain knowledge or “truth”. </text:span></text:p>
      <text:p text:style-name="P10"><text:span text:style-name="T9">According to the Frankfurt School “presented a view of knowledge and science that stripped both of their critical possibilities”, including protecting positivism itself from critique of it’s “socio-ideological development and function in society” (critical pedagogy reader, p. 33). </text:span></text:p>
      <text:p text:style-name="P9"/>
      <text:p text:style-name="P8"/>
      <text:p text:style-name="P7"><text:tab/>&gt; How does critical theory shape/inform critical pedagogy?</text:p>
      <text:p text:style-name="P7"/>
      <text:p text:style-name="P1"/>
      <text:p text:style-name="P1">What is my framework for CP?</text:p>
      <text:p text:style-name="P1"><text:tab/>&gt; be clear, this is rough.</text:p>
      <text:p text:style-name="P1"/>
      <text:p text:style-name="P1">What is the state of CS ed? Cite relevant papers:</text:p>
      <text:p text:style-name="P1"><text:tab/><text:span text:style-name="T1">&gt; not enough CP in CS.</text:span></text:p>
      <text:p text:style-name="P1"/>
      <text:p text:style-name="P3"><text:span text:style-name="T1">1. </text:span><text:bookmark text:name="how-can-digital-inclusion-promote-social-change-exploring-two-brazilian-case-studies"/><text:span text:style-name="T2">How can digital inclusion promote social change? Exploring two Brazilian case studies</text:span></text:p>
      <text:p text:style-name="P2">Sammia Poveda, 2016</text:p>
      <text:p text:style-name="P2"/>
      <text:p text:style-name="P3"><text:span text:style-name="T5">Research question</text:span><text:span text:style-name="T1">: </text:span>is <text:span text:style-name="T1">applying</text:span> Freire’s pedagogy better at promoting <text:span text:style-name="T1">development</text:span> and social change than other <text:span text:style-name="T1">traditional</text:span> approaches?</text:p>
      <text:p text:style-name="P3"/>
      <text:p text:style-name="P2">2. <text:span text:style-name="T2">Travels in Troy with Freire</text:span></text:p>
      <text:p text:style-name="P2">Paulo Blikstein, 2008</text:p>
      <text:p text:style-name="P2"/>
      <text:p text:style-name="P3"><text:span text:style-name="T5">main point: </text:span>school based implementations of freirean pedagogy should be interpreted not as curiosities but as viable alternatives to prevalent pedagogy.</text:p>
      <text:p text:style-name="P2"/>
      <text:p text:style-name="P3"><text:span text:style-name="T1">3. </text:span><text:bookmark text:name="game-jams-as-a-space-to-tackle-social-issues-an-approach-based-on-the-critical-pedagogy"/><text:span text:style-name="T2">Game Jams as a Space to Tackle Social Issues: an Approach Based on the Critical Pedagogy</text:span></text:p>
      <text:p text:style-name="P2">Christina Myers, 2018</text:p>
      <text:p text:style-name="P2"><text:soft-page-break/></text:p>
      <text:p text:style-name="P2"><text:span text:style-name="T4">main point: </text:span>the article pilots a game jam using critical pedagogy framework to engage participants to create a game that is critical and meaningful for the participants</text:p>
      <text:p text:style-name="P2"/>
      <text:p text:style-name="P6"><text:span text:style-name="T7">4.</text:span><text:span text:style-name="T3"> </text:span><text:bookmark text:name="engineering-equity-a-critical-pedagogical-approach-to-language-and-curriculum-change-for-african-american-males-in-stem"/><text:span text:style-name="T2">Engineering Equity: A Critical Pedagogical Approach to Language and Curriculum Change for African American Males in STEM</text:span></text:p>
      <text:p text:style-name="P5">Jabari Mahiri and Jeremiah Sims, </text:p>
      <text:p text:style-name="P5"/>
      <text:p text:style-name="P6"><text:span text:style-name="T6">main point: </text:span>The authors of this chapter decided to formally study the impact of this critical pedagogical approach for learning and making identity connections to STEM for the young African American male participants</text:p>
      <text:p text:style-name="P6"/>
      <text:p text:style-name="P6"><text:span text:style-name="T7">5. </text:span><text:bookmark text:name="none-but-ourselves-can-free-our-minds-critical-computational-literacy-as-a-pedagogy-of-resistance"/><text:span text:style-name="T2">None but ourselves can free our minds: critical computational literacy as a pedagogy of resistance</text:span></text:p>
      <text:p text:style-name="P5">Clifford Lee and Elisabeth Soep</text:p>
      <text:p text:style-name="P5"/>
      <text:p text:style-name="P6"><text:span text:style-name="T6">main question: </text:span>What conditions make learning with technology educative, equitable, and empowering for youth of color who contend with structural inequalities?”</text:p>
      <text:p text:style-name="P5"><text:s/></text:p>
      <text:p text:style-name="P1">Unique challenges of CP in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0:28:28.651895352</meta:creation-date>
    <dc:date>2019-07-04T13:29:02.089132726</dc:date>
    <meta:editing-duration>PT7M49S</meta:editing-duration>
    <meta:editing-cycles>3</meta:editing-cycles>
    <meta:generator>LibreOffice/6.2.4.2.0$Linux_X86_64 LibreOffice_project/20$Build-2</meta:generator>
    <meta:document-statistic meta:table-count="0" meta:image-count="0" meta:object-count="0" meta:page-count="2" meta:paragraph-count="28" meta:word-count="423" meta:character-count="2790" meta:non-whitespace-character-count="2383"/>
  </office:meta>
</office:document-meta>
</file>